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Submatrix</text:p>
          </table:table-cell>
          <table:table-cell office:value-type="string" calcext:value-type="string">
            <text:p>Njacobi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]/2+1" office:value-type="float" office:value="3" calcext:value-type="float">
            <text:p>3</text:p>
          </table:table-cell>
          <table:table-cell table:formula="of:=2*3" office:value-type="float" office:value="6" calcext:value-type="float">
            <text:p>6</text:p>
          </table:table-cell>
          <table:table-cell table:formula="of:=[.A2]*[.B2]*[.D2]*[.E2]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NxNyMz</text:p>
          </table:table-cell>
          <table:table-cell table:formula="of:=[.A2]*[.B2]*[.D2]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]*[.B2]*[.D2]+[.B6]*[.D2]+[.C6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 Jacobian_Row=Jacobian_Row_index*submatrix_size+Jacobian_Row_subindex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_subindex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anRaw</text:p>
          </table:table-cell>
          <table:table-cell table:formula="of:=[.E6]*[.E2]+[.B9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 j_Jacobian=submatrix_size*index+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_index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_J</text:p>
          </table:table-cell>
          <table:table-cell table:formula="of:=[.E2]*[.E6]+[.B13]"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05:45.765524347</meta:creation-date>
    <dc:date>2016-02-23T12:07:31.921954157</dc:date>
    <meta:editing-duration>PT1H13S</meta:editing-duration>
    <meta:editing-cycles>4</meta:editing-cycles>
    <meta:generator>LibreOffice/4.2.8.2$Linux_X86_64 LibreOffice_project/420m0$Build-2</meta:generator>
    <meta:document-statistic meta:table-count="1" meta:cell-count="32" meta:object-count="0"/>
  </office:meta>
</office:document-meta>
</file>